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6731f"/>
    </style:style>
    <style:style style:name="P2" style:family="paragraph" style:parent-style-name="Heading_20_3">
      <style:text-properties officeooo:paragraph-rsid="0006731f"/>
    </style:style>
    <style:style style:name="P3" style:family="paragraph" style:parent-style-name="Text_20_body" style:list-style-name="L1">
      <style:text-properties officeooo:paragraph-rsid="0006731f"/>
    </style:style>
    <style:style style:name="P4" style:family="paragraph" style:parent-style-name="Text_20_body" style:list-style-name="L4">
      <style:text-properties officeooo:paragraph-rsid="0006731f"/>
    </style:style>
    <style:style style:name="P5" style:family="paragraph" style:parent-style-name="Text_20_body" style:list-style-name="L5">
      <style:text-properties officeooo:paragraph-rsid="0006731f"/>
    </style:style>
    <style:style style:name="P6" style:family="paragraph" style:parent-style-name="Text_20_body">
      <style:text-properties officeooo:paragraph-rsid="0006731f"/>
    </style:style>
    <style:style style:name="T1" style:family="text">
      <style:text-properties officeooo:rsid="0000e8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OUTLINE</text:h>
      <text:h text:style-name="P2" text:outline-level="3">Project Overview</text:h>
      <text:p text:style-name="P6">The proposed project aims to streamline the collection of harvest weights across four main categories:</text:p>
      <text:list text:style-name="L1">
        <text:list-item>
          <text:p text:style-name="P3"><text:span text:style-name="Strong_20_Emphasis">To Market:</text:span> Items of high quality, ready for sale at the student-led organic farm stand.</text:p>
        </text:list-item>
        <text:list-item>
          <text:p text:style-name="P3"><text:span text:style-name="Strong_20_Emphasis">To Student Services:</text:span> Items with visual defects, donated to student services to provide free food for students.</text:p>
        </text:list-item>
        <text:list-item>
          <text:p text:style-name="P3"><text:span text:style-name="Strong_20_Emphasis">Value Added:</text:span> Items that, though severely bruised, can be transformed into products like apple butter.</text:p>
        </text:list-item>
        <text:list-item>
          <text:p text:style-name="P3"><text:span text:style-name="Strong_20_Emphasis">Cull:</text:span> Items unfit for human consumption, returned to compost for enriching the next crop cycle.</text:p>
        </text:list-item>
      </text:list>
      <text:h text:style-name="P2" text:outline-level="3">Data Collection System</text:h>
      <text:p text:style-name="P6">The automated data collection system will feature:</text:p>
      <text:list text:style-name="L4">
        <text:list-item>
          <text:p text:style-name="P4"><text:span text:style-name="Strong_20_Emphasis">Weight Measurement:</text:span> Weight data collected from scales will be processed using a Raspberry Pi and displayed on an interface screen.</text:p>
        </text:list-item>
        <text:list-item>
          <text:p text:style-name="P4"><text:span text:style-name="Strong_20_Emphasis">Categorization:</text:span> Bar code scanners will categorize items swiftly and accurately, akin to retail inventory systems.</text:p>
        </text:list-item>
        <text:list-item>
          <text:p text:style-name="P4"><text:span text:style-name="Strong_20_Emphasis">Hardware Considerations:</text:span> The selected hardware prioritizes ease of maintenance and durability, ensuring minimal need for repairs and straightforward replacement of parts as listed in the Bill of Materials and design document.</text:p>
        </text:list-item>
      </text:list>
      <text:h text:style-name="P2" text:outline-level="3">Future-Proof Design</text:h>
      <text:p text:style-name="P6">Our system is designed to be highly adaptable, enabling future integrations such as:</text:p>
      <text:list text:style-name="L5">
        <text:list-item>
          <text:p text:style-name="P5"><text:span text:style-name="Strong_20_Emphasis">Hexapod Robots and Sensory Hubs:</text:span> For monitoring soil moisture and nitrogen levels.</text:p>
        </text:list-item>
        <text:list-item>
          <text:p text:style-name="P5"><text:span text:style-name="Strong_20_Emphasis">Machine Vision Weed Detection:</text:span> To optimize pest control and farming decisions.</text:p>
        </text:list-item>
        <text:list-item>
          <text:p text:style-name="P5"><text:span text:style-name="Strong_20_Emphasis">Nutrient Sensors:</text:span> Providing continuous, granular data on soil quality.</text:p>
        </text:list-item>
        <text:list-item>
          <text:p text:style-name="P5"><text:span text:style-name="Strong_20_Emphasis"><text:span text:style-name="T1">And more</text:span></text:span><text:span text:style-name="Strong_20_Emphasis">:</text:span><text:span text:style-name="T1">Clever design means future generations will only be limited by their creativity</text:span></text:p>
        </text:list-item>
      </text:list>
      <text:h text:style-name="P2" text:outline-level="3">Implementation and Maintenance</text:h>
      <text:p text:style-name="P6">Over the next quarter, we will develop a comprehensive maintenance document <text:span text:style-name="T1">as we deploy the system documenting the proces</text:span>, designed to be user-friendly for freshman CS students or Evergreen College IT staff. The long-term vision includes integrating advanced technologies to support regenerative farming practices and open-source data sharing <text:span text:style-name="T1">to create ties with farms in industry and other Agricultural science departme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0:26:18.229278901</meta:creation-date>
    <dc:date>2024-12-09T10:26:33.991870864</dc:date>
    <meta:editing-duration>PT17S</meta:editing-duration>
    <meta:editing-cycles>1</meta:editing-cycles>
    <meta:document-statistic meta:table-count="0" meta:image-count="0" meta:object-count="0" meta:page-count="1" meta:paragraph-count="20" meta:word-count="291" meta:character-count="1953" meta:non-whitespace-character-count="1693"/>
    <meta:generator>LibreOffice/24.2.7.2$Linux_X86_64 LibreOffice_project/420$Build-2</meta:generator>
  </office:meta>
</office:document-meta>
</file>